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054984" officeooo:paragraph-rsid="00054984"/>
    </style:style>
    <style:style style:name="P2" style:family="paragraph" style:parent-style-name="Title">
      <style:text-properties officeooo:rsid="00085286" officeooo:paragraph-rsid="00085286"/>
    </style:style>
    <style:style style:name="P3" style:family="paragraph" style:parent-style-name="Heading_20_2">
      <style:text-properties officeooo:paragraph-rsid="0009bbb9"/>
    </style:style>
    <style:style style:name="P4" style:family="paragraph" style:parent-style-name="Heading_20_3">
      <style:text-properties officeooo:paragraph-rsid="00085286"/>
    </style:style>
    <style:style style:name="P5" style:family="paragraph" style:parent-style-name="Heading_20_3">
      <style:text-properties officeooo:paragraph-rsid="0009bbb9"/>
    </style:style>
    <style:style style:name="P6" style:family="paragraph" style:parent-style-name="Text_20_body_20_indent" style:list-style-name="L1">
      <style:text-properties officeooo:paragraph-rsid="0009bbb9"/>
    </style:style>
    <style:style style:name="P7" style:family="paragraph" style:parent-style-name="Text_20_body_20_indent">
      <style:text-properties officeooo:rsid="00085286" officeooo:paragraph-rsid="00085286"/>
    </style:style>
    <style:style style:name="P8" style:family="paragraph" style:parent-style-name="Text_20_body_20_indent" style:list-style-name="L3">
      <style:text-properties officeooo:rsid="00085286" officeooo:paragraph-rsid="00085286"/>
    </style:style>
    <style:style style:name="P9" style:family="paragraph" style:parent-style-name="Text_20_body_20_indent" style:list-style-name="L1">
      <style:text-properties officeooo:rsid="0009bbb9" officeooo:paragraph-rsid="0009bbb9"/>
    </style:style>
    <style:style style:name="P10" style:family="paragraph" style:parent-style-name="Text_20_body_20_indent">
      <style:text-properties officeooo:rsid="0009bbb9" officeooo:paragraph-rsid="0009bbb9"/>
    </style:style>
    <style:style style:name="P11" style:family="paragraph" style:parent-style-name="Text_20_body_20_indent" style:list-style-name="L7">
      <style:text-properties officeooo:rsid="0009bbb9" officeooo:paragraph-rsid="0009bbb9"/>
    </style:style>
    <style:style style:name="P12" style:family="paragraph" style:parent-style-name="Text_20_body_20_indent" style:list-style-name="L9">
      <style:text-properties officeooo:rsid="0009bbb9" officeooo:paragraph-rsid="0009bbb9"/>
    </style:style>
    <style:style style:name="P13" style:family="paragraph" style:parent-style-name="Text_20_body_20_indent" style:list-style-name="L10">
      <style:text-properties officeooo:rsid="0009bbb9" officeooo:paragraph-rsid="0009bbb9"/>
    </style:style>
    <style:style style:name="P14" style:family="paragraph" style:parent-style-name="Text_20_body_20_indent" style:list-style-name="L11">
      <style:text-properties officeooo:rsid="0009bbb9" officeooo:paragraph-rsid="0009bbb9"/>
    </style:style>
    <style:style style:name="P15" style:family="paragraph" style:parent-style-name="Text_20_body_20_indent" style:list-style-name="L12">
      <style:text-properties officeooo:rsid="0009bbb9" officeooo:paragraph-rsid="0009bbb9"/>
    </style:style>
    <style:style style:name="P16" style:family="paragraph" style:parent-style-name="Text_20_body_20_indent" style:list-style-name="L13">
      <style:text-properties officeooo:rsid="0009bbb9" officeooo:paragraph-rsid="0009bbb9"/>
    </style:style>
    <style:style style:name="P17" style:family="paragraph" style:parent-style-name="Text_20_body_20_indent" style:list-style-name="L14">
      <style:text-properties officeooo:rsid="0009bbb9" officeooo:paragraph-rsid="0009bbb9"/>
    </style:style>
    <style:style style:name="P18" style:family="paragraph" style:parent-style-name="Text_20_body_20_indent" style:list-style-name="L15">
      <style:text-properties officeooo:rsid="0009bbb9" officeooo:paragraph-rsid="0009bbb9"/>
    </style:style>
    <style:style style:name="P19" style:family="paragraph" style:parent-style-name="Text_20_body_20_indent">
      <style:text-properties officeooo:paragraph-rsid="0009bbb9"/>
    </style:style>
    <style:style style:name="P20" style:family="paragraph" style:parent-style-name="Text_20_body_20_indent" style:list-style-name="L11">
      <style:text-properties officeooo:paragraph-rsid="0009bbb9"/>
    </style:style>
    <style:style style:name="T1" style:family="text">
      <style:text-properties officeooo:rsid="00054984"/>
    </style:style>
    <style:style style:name="T2" style:family="text">
      <style:text-properties fo:font-weight="normal" style:font-weight-asian="normal" style:font-weight-complex="normal"/>
    </style:style>
    <style:style style:name="T3" style:family="text">
      <style:text-properties fo:font-weight="normal" officeooo:rsid="0009bbb9" style:font-weight-asian="normal" style:font-weight-complex="normal"/>
    </style:style>
    <style:style style:name="T4" style:family="text">
      <style:text-properties officeooo:rsid="0009bbb9"/>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484cm" fo:text-indent="-0.635cm" fo:margin-left="7.484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Machine Learning – Initiation</text:p>
      <text:h text:style-name="Heading_20_1" text:outline-level="1"><text:span text:style-name="T1">Description</text:span> de la formation :</text:h>
      <text:h text:style-name="Heading_20_3" text:outline-level="3">Intitulé de la formation :</text:h>
      <text:p text:style-name="P7">Le machine learning regroupe l’ensemble des méthodes et techniques qui permettent d’analyser, <text:s/>de modéliser et d’extraire automatiquement de l’information depuis un ensemble de données. Durant cette formation, les stagiaires découvriront et mettront en pratique les méthodes et algorithmes essentiels du domaine. Les stagiaires seront formés aux librairies modernes <text:span text:style-name="T4">python</text:span> du traitement de données (numpy, pandas...) et du machine learning (sklearn, XGBoost...) afin de pouvoir développer par eux-mêmes un modèle d’apprentissage automatique en respectant les bonnes pratiques du domaine. </text:p>
      <text:h text:style-name="P4" text:outline-level="3">Compétences visées :</text:h>
      <text:p text:style-name="P7"><text:span text:style-name="T2">À l’issue de cette formation, les stagiaires seront en mesure de :</text:span></text:p>
      <text:list xml:id="list898218538" text:style-name="L3">
        <text:list-item>
          <text:p text:style-name="P8"><text:span text:style-name="T2">Structurer et nettoyer des données en amont de la création d’un modèle de traitement automatique en utilisant la librairie pandas</text:span></text:p>
        </text:list-item>
        <text:list-item>
          <text:p text:style-name="P8"><text:span text:style-name="T2">Choisir les algorithmes les plus pertinents pour un problème et un jeu de données définis</text:span></text:p>
        </text:list-item>
        <text:list-item>
          <text:p text:style-name="P8"><text:span text:style-name="T2">Concevoir et développer un modèle non supervisé pour l’analyse ou le prétraitement d’une tâche de prédiction</text:span></text:p>
        </text:list-item>
        <text:list-item>
          <text:p text:style-name="P8"><text:span text:style-name="T2">Concevoir et développer un modèle supervisé pour la prédiction ou la classification à partir d’un jeu de données spécifiques</text:span></text:p>
        </text:list-item>
        <text:list-item>
          <text:p text:style-name="P8"><text:span text:style-name="T2">Analyser les modèles produits via un ensemble varié de métrique</text:span><text:span text:style-name="T3">s</text:span><text:span text:style-name="T2"> et de techniques d’évaluation pour guider le développement de modèles efficaces</text:span></text:p>
        </text:list-item>
        <text:list-item>
          <text:p text:style-name="P8"><text:span text:style-name="T2">Anticiper les problèmes techniques, légaux et éthiques liés à la mise en place de modèles de machine learning</text:span></text:p>
        </text:list-item>
      </text:list>
      <text:h text:style-name="Heading_20_3" text:outline-level="3">Public visé :</text:h>
      <text:p text:style-name="P7">Ingénieurs, chefs de projets ou développeurs souhaitant être en mesure d’utiliser des données pour intégrer des modèles du machine learning pour la réalisation de tâches automatisées dans leurs projets</text:p>
      <text:h text:style-name="Heading_20_3" text:outline-level="3">Prérequis :</text:h>
      <text:p text:style-name="P7">Une connaissance de base à Python est requise, ainsi qu’une connaissance raisonnable en statistique (connaître les concepts de moyenne, variance, écart-type).</text:p>
      <text:h text:style-name="Heading_20_3" text:outline-level="3">Nombre de jours :</text:h>
      <text:p text:style-name="Text_20_body_20_indent"><text:span text:style-name="T4">4</text:span> jours</text:p>
      <text:p text:style-name="P1"/>
      <text:h text:style-name="Heading_20_1" text:outline-level="1"><text:soft-page-break/>Plan de formation</text:h>
      <text:h text:style-name="P3" text:outline-level="2">Partie <text:span text:style-name="T4">1 – Introduction au Machine Learning</text:span> :</text:h>
      <text:list xml:id="list2382901722" text:style-name="L1">
        <text:list-item>
          <text:p text:style-name="P9">Qu’est-ce que le machine learning ? Extraire l’information contenue dans de grands volumes de données</text:p>
        </text:list-item>
        <text:list-item>
          <text:p text:style-name="P6"><text:span text:style-name="T4">Les types de problème et leur classe d’algorithme (supervisé, non supervisé, renforcement…)</text:span></text:p>
        </text:list-item>
        <text:list-item>
          <text:p text:style-name="P9">Les grandes étapes de construction d’un modèle d’apprentissage automatique de la collecte de données à l’amélioration de modèles</text:p>
        </text:list-item>
        <text:list-item>
          <text:p text:style-name="P9">Besoins et limitations sur un projet en fonction de l’objectif fixé d’un problème de machine learning</text:p>
        </text:list-item>
        <text:list-item>
          <text:p text:style-name="P9">Biais d’analyse et risque d’erreur d’interprétation</text:p>
        </text:list-item>
      </text:list>
      <text:h text:style-name="P5" text:outline-level="3">Mise en pratique :</text:h>
      <text:p text:style-name="Text_20_body_20_indent">À partir des besoins des stagiaires sur leur projet, les stagiaires devront analyser les classes d’algorithmes à utiliser pour répondre à leur objectif et mesurer les limitations qui s’appliquent à leur tache (financières, techniques et temporelles)</text:p>
      <text:h text:style-name="P5" text:outline-level="3">Objectif de la partie :</text:h>
      <text:p text:style-name="P10">À l’issue de cette partie, les stagiaires seront en mesure de :</text:p>
      <text:list text:style-name="L7">
        <text:list-item>
          <text:p text:style-name="P11">Structurer un projet de machine learning pour un besoin et des données spécifiques en choisissant les classes des algorithmes les plus pertinentes</text:p>
        </text:list-item>
        <text:list-item>
          <text:p text:style-name="P11">Anticiper les besoins et limitations qui liés à la réalisation de leur tâche de machine learning</text:p>
        </text:list-item>
      </text:list>
      <text:h text:style-name="P5" text:outline-level="3">Durée :</text:h>
      <text:p text:style-name="P19"><text:span text:style-name="T4">1</text:span> demi-journée</text:p>
      <text:p text:style-name="P19"/>
      <text:h text:style-name="P3" text:outline-level="2">Partie <text:span text:style-name="T4">2 – Évaluations de modèles</text:span> :</text:h>
      <text:list xml:id="list221043314079805" text:continue-list="list2382901722" text:style-name="L1">
        <text:list-item>
          <text:p text:style-name="P9">Mesurer la qualité d’un modèle de machine learning en vue d’amélioration et de suivi de la qualité.</text:p>
        </text:list-item>
        <text:list-item>
          <text:p text:style-name="P9">Les concepts de surapprentissage et sous-apprentissage</text:p>
        </text:list-item>
        <text:list-item>
          <text:p text:style-name="P9">La structuration des jeux de données en jeux d’entraînement, de validation et de tests</text:p>
        </text:list-item>
        <text:list-item>
          <text:p text:style-name="P9">La validation croisée</text:p>
        </text:list-item>
        <text:list-item>
          <text:p text:style-name="P9">Les mesures de qualité d’un modèle adaptées à un problème particulier de prédiction (MSE, MAE, r² score…), de classification <text:s/>(Rappel, F-mesure, AUC…), de clustering (silhouette, elbow…) ou liées à des données spécifiques (BLUE score, ranking…)</text:p>
        </text:list-item>
        <text:list-item>
          <text:p text:style-name="P9"><text:soft-page-break/>Recherche des hyperparamètres </text:p>
        </text:list-item>
        <text:list-item>
          <text:p text:style-name="P9">Les mesures extrinsèques pour le suivi de qualité et la non-régression des modèles (A/B testsing, Multi-armed bandit)</text:p>
        </text:list-item>
      </text:list>
      <text:h text:style-name="P5" text:outline-level="3">Mise en pratique :</text:h>
      <text:p text:style-name="P10">Mise en situation d’évaluation comparée de modèles de prédiction sur des données immobilières en utilisant de l’A/B testing</text:p>
      <text:h text:style-name="P5" text:outline-level="3">Objectif de la partie :</text:h>
      <text:p text:style-name="P10">À l’issue de cette partie, les stagiaires seront en mesure de :</text:p>
      <text:list xml:id="list3743542653" text:style-name="L9">
        <text:list-item>
          <text:p text:style-name="P12">Structurer leurs données pour détecter des problèmes de surapprentissage des modèles.</text:p>
        </text:list-item>
        <text:list-item>
          <text:p text:style-name="P12">Évaluer des modèles tout au long de la mise en place d’une solution de machine learning pour guider et améliorer la conception des modèles</text:p>
        </text:list-item>
        <text:list-item>
          <text:p text:style-name="P12">Choisir et adapter les mesures pertinentes pour leur tache</text:p>
        </text:list-item>
        <text:list-item>
          <text:p text:style-name="P12">Suivre la qualité des modèles après leur déploiement en employant des métriques adaptées orientées sur les utilisateurs finaux des modèles </text:p>
        </text:list-item>
      </text:list>
      <text:h text:style-name="P5" text:outline-level="3">Durée :</text:h>
      <text:p text:style-name="P19"><text:span text:style-name="T4">1</text:span> demi-journée</text:p>
      <text:p text:style-name="P19"/>
      <text:h text:style-name="P3" text:outline-level="2">Partie <text:span text:style-name="T4">3 – Traitement des données avec Pandas</text:span> :</text:h>
      <text:list xml:id="list221043127199005" text:continue-list="list221043314079805" text:style-name="L1">
        <text:list-item>
          <text:p text:style-name="P9">Chargement et sauvegarde de données </text:p>
        </text:list-item>
        <text:list-item>
          <text:p text:style-name="P9">Filtrage et réagencement de données</text:p>
        </text:list-item>
        <text:list-item>
          <text:p text:style-name="P9">Résumé et agrégation de données pour l’analyse</text:p>
        </text:list-item>
        <text:list-item>
          <text:p text:style-name="P9">Gestion des données manquantes</text:p>
        </text:list-item>
      </text:list>
      <text:h text:style-name="P5" text:outline-level="3">Mise en pratique :</text:h>
      <text:list xml:id="list3265701970" text:style-name="L11">
        <text:list-item>
          <text:p text:style-name="P20"><text:span text:style-name="T4">Utilisation de la librairie pandas sur les données des naufragés du Titanic pour manipuler les concepts de base de Pandas</text:span></text:p>
        </text:list-item>
        <text:list-item>
          <text:p text:style-name="P14">Gestion des données manquantes et prise de décision sur un jeu de données réel contenant des informations immobilières. Les stagiaires devront discuter et implémenter les stratégies le plus pertinentes pour gérer les valeurs manquantes en utilisant les informations dont ils disposent sur le jeu de données et évaluer les hypothèses qu’ils émettent.</text:p>
        </text:list-item>
      </text:list>
      <text:h text:style-name="P5" text:outline-level="3">Objectif de la partie :</text:h>
      <text:p text:style-name="P10">À l’issue de cette partie, les stagiaires seront en mesure de :</text:p>
      <text:list xml:id="list3147773236" text:style-name="L10">
        <text:list-item>
          <text:p text:style-name="P13">Utiliser la librairie <text:span text:style-name="T5">pandas</text:span><text:span text:style-name="T6"> pour charger et modifier des données.</text:span></text:p>
        </text:list-item>
        <text:list-item>
          <text:p text:style-name="P13"><text:soft-page-break/><text:span text:style-name="T6">Agréger et filtrer rapidement des données afin d’identifier les spécificités du jeu de données</text:span></text:p>
        </text:list-item>
        <text:list-item>
          <text:p text:style-name="P13"><text:span text:style-name="T6">Identifier les corrélations linéaires entre les caractéristiques de leurs données</text:span></text:p>
        </text:list-item>
        <text:list-item>
          <text:p text:style-name="P13"><text:span text:style-name="T6">Choisir et mettre en place les techniques les plus pertinentes pour la gestion des données manquantes</text:span></text:p>
        </text:list-item>
      </text:list>
      <text:h text:style-name="P5" text:outline-level="3">Durée :</text:h>
      <text:p text:style-name="P19"><text:span text:style-name="T4">1</text:span> <text:span text:style-name="T4">j</text:span>ournée</text:p>
      <text:h text:style-name="P3" text:outline-level="2">Partie <text:span text:style-name="T4">4 – Modèles supervisés</text:span> :</text:h>
      <text:list xml:id="list221042432256145" text:continue-list="list221043127199005" text:style-name="L1">
        <text:list-item>
          <text:p text:style-name="P9">Les deux grands champs de l’apprentissage supervisé : régression et classification</text:p>
        </text:list-item>
        <text:list-item>
          <text:p text:style-name="P9">Régression linéaire et logistique</text:p>
        </text:list-item>
        <text:list-item>
          <text:p text:style-name="P9">Machine à vecteurs de supports (SVM)</text:p>
        </text:list-item>
        <text:list-item>
          <text:p text:style-name="P9">Arbres de décision et forêts aléatoires</text:p>
        </text:list-item>
      </text:list>
      <text:h text:style-name="P5" text:outline-level="3">Mise en pratique :</text:h>
      <text:list text:style-name="L12">
        <text:list-item>
          <text:p text:style-name="P15">Développement d’un algorithme de régression <text:span text:style-name="T5">« from scratch »</text:span><text:span text:style-name="T6"> afin de démystifier l’utilisation des méthodes de machine learning</text:span></text:p>
        </text:list-item>
        <text:list-item>
          <text:p text:style-name="P15"><text:span text:style-name="T6">Développement de solutions de régression utilisant différents modèles de la librairie scikit-learn et mettant en pratique les méthodes de séparation de données, d’évaluation de validation introduites dans la partie 2</text:span></text:p>
        </text:list-item>
      </text:list>
      <text:h text:style-name="P5" text:outline-level="3">Objectif de la partie :</text:h>
      <text:p text:style-name="P10">À l’issue de cette partie, les stagiaires seront en mesure de :</text:p>
      <text:list xml:id="list2677262259" text:style-name="L13">
        <text:list-item>
          <text:p text:style-name="P16"><text:span text:style-name="T6">Concevoir et implémenter des algorithmes de machine learning supervisés pour la régression et la classification</text:span></text:p>
        </text:list-item>
        <text:list-item>
          <text:p text:style-name="P16"><text:span text:style-name="T6">Choisir les modèles supervisés adaptés pour un problème et un jeu de données spécifiques</text:span></text:p>
        </text:list-item>
        <text:list-item>
          <text:p text:style-name="P16"><text:span text:style-name="T6">Interpréter les mesures pour se prémunir des problèmes de surapprentissage</text:span></text:p>
        </text:list-item>
      </text:list>
      <text:h text:style-name="P5" text:outline-level="3">Durée :</text:h>
      <text:p text:style-name="P19"><text:span text:style-name="T4">1</text:span> <text:span text:style-name="T4">j</text:span>ournée</text:p>
      <text:h text:style-name="P3" text:outline-level="2">Partie <text:span text:style-name="T4">5 – Modèles non supervisés</text:span> :</text:h>
      <text:list xml:id="list221042481742862" text:continue-list="list221042432256145" text:style-name="L1">
        <text:list-item>
          <text:p text:style-name="P9">La réduction de dimensions : Sélection de dimension, PCA, LDA, UMAP...</text:p>
        </text:list-item>
        <text:list-item>
          <text:p text:style-name="P9">Le clustering pour la découverte de groupe : clustering hiérarchique, méthodes kNN, mixtures de gaussiennes...</text:p>
        </text:list-item>
        <text:list-item>
          <text:p text:style-name="P9">Détection d’anomalies : PCA, Local outlier factor, Isolation Forest</text:p>
        </text:list-item>
        <text:list-item>
          <text:p text:style-name="P9">Approches semi-supervisées et combinaison de méthodes</text:p>
        </text:list-item>
      </text:list>
      <text:h text:style-name="P5" text:outline-level="3"><text:soft-page-break/>Mise en pratique :</text:h>
      <text:list xml:id="list124583584" text:style-name="L14">
        <text:list-item>
          <text:p text:style-name="P17"><text:span text:style-name="T6">Utilisation de la réduction de données pour la mise en place d’une analyse de données et pour le prétraitement d’un jeu de données </text:span></text:p>
        </text:list-item>
        <text:list-item>
          <text:p text:style-name="P17"><text:span text:style-name="T6">Utilisation combinée du clustering et de la réduction de données pour identifier des groupes dans un jeu de données contenant un nombre élevé de caractéristiques</text:span></text:p>
        </text:list-item>
      </text:list>
      <text:h text:style-name="P5" text:outline-level="3">Objectif de la partie :</text:h>
      <text:p text:style-name="P10">À l’issue de cette partie, les stagiaires seront en mesure de :</text:p>
      <text:list xml:id="list2944941589" text:style-name="L15">
        <text:list-item>
          <text:p text:style-name="P18"><text:span text:style-name="T6">Concevoir et implémenter des algorithmes de machine learning non supervisés pour le clustering, la réduction de dimensions et la détection d’anomalies</text:span></text:p>
        </text:list-item>
        <text:list-item>
          <text:p text:style-name="P18"><text:span text:style-name="T6">Choisir les modèles non supervisés adaptés pour un problème et un jeu de données en fonction des limites de chaque modèle et des objectifs recherchés</text:span></text:p>
        </text:list-item>
        <text:list-item>
          <text:p text:style-name="P18"><text:span text:style-name="T6">Choisir les mesures les plus pertinentes pour interpréter les résultats d’un modèle</text:span></text:p>
        </text:list-item>
        <text:list-item>
          <text:p text:style-name="P18"><text:span text:style-name="T6">Utiliser les méthodes non supervisées pour améliorer des méthodes supervisées ou pour initier un modèle semi-supervisé</text:span></text:p>
        </text:list-item>
      </text:list>
      <text:h text:style-name="P5" text:outline-level="3">Durée :</text:h>
      <text:p text:style-name="P19"><text:span text:style-name="T4">1</text:span> <text:span text:style-name="T4">j</text:span>ournée</text:p>
      <text:h text:style-name="P3" text:outline-level="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loext:color-lum-mod="100%" loext:color-lum-off="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style="italic"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left="0.199cm" fo:margin-right="0.199cm" fo:margin-top="0.247cm" fo:margin-bottom="0.212cm" style:contextual-spacing="false" fo:line-height="100%" fo:text-align="justify" style:justify-single-word="false" style:register-true="false" fo:text-indent="0cm" style:auto-text-indent="false" style:page-number="auto"/>
      <style:text-properties fo:font-size="12pt" fo:font-style="italic"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1-05T22:10:42.170000000</dc:date>
    <meta:editing-duration>PT5H36M20S</meta:editing-duration>
    <meta:editing-cycles>5</meta:editing-cycles>
    <meta:generator>LibreOffice/7.4.2.3$Windows_X86_64 LibreOffice_project/382eef1f22670f7f4118c8c2dd222ec7ad009daf</meta:generator>
    <meta:document-statistic meta:table-count="0" meta:image-count="0" meta:object-count="0" meta:page-count="5" meta:paragraph-count="98" meta:word-count="1228" meta:character-count="7755" meta:non-whitespace-character-count="6666"/>
  </office:meta>
</office:document-meta>
</file>